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Header"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2" style:family="paragraph" style:parent-style-name="Footer">
      <style:text-properties style:font-name="arial" fo:font-size="10pt" officeooo:rsid="000ff372" officeooo:paragraph-rsid="000ff372" style:font-size-asian="8.75pt" style:font-size-complex="10pt"/>
    </style:style>
    <style:style style:name="P3" style:family="paragraph" style:parent-style-name="Standard">
      <style:text-properties style:font-name="arial" fo:font-weight="bold" officeooo:rsid="0013740e" officeooo:paragraph-rsid="0013740e" style:font-weight-asian="bold" style:font-weight-complex="bold"/>
    </style:style>
    <style:style style:name="P4" style:family="paragraph" style:parent-style-name="Standard">
      <style:text-properties style:font-name="arial" officeooo:rsid="0013740e"/>
    </style:style>
    <style:style style:name="P5" style:family="paragraph" style:parent-style-name="Standard">
      <style:text-properties style:font-name="arial" fo:font-weight="bold" officeooo:rsid="00149160" officeooo:paragraph-rsid="00149160" style:font-weight-asian="bold" style:font-weight-complex="bold"/>
    </style:style>
    <style:style style:name="T1" style:family="text">
      <style:text-properties officeooo:rsid="00115399"/>
    </style:style>
    <style:style style:name="T2" style:family="text">
      <style:text-properties officeooo:rsid="000ff372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ocetos:</text:p>
      <text:p text:style-name="P3"/>
      <text:p text:style-name="P3"/>
      <text:p text:style-name="P3">Vista ordenador: </text:p>
      <text:p text:style-name="P3"/>
      <text:p text:style-name="P3"/>
      <text:p text:style-name="P3">Vista movil:</text:p>
      <text:p text:style-name="P4"/>
      <text:p text:style-name="P4"/>
      <text:p text:style-name="P4"/>
      <text:p text:style-name="P5">Tipografía:</text:p>
      <text:p text:style-name="P5"/>
      <text:p text:style-name="P5">- <text:span text:style-name="T3">Para encabezados y títulos he elegido lato,ya que, tiene un buen equilibrio entre elegancia y legibilidad.</text:span></text:p>
      <text:p text:style-name="P5"><text:span text:style-name="T3"/></text:p>
      <text:p text:style-name="P5">- <text:span text:style-name="T3">Para el resto de texto he elegido roboto, es una de las más utilizadas de google fonts. Es una fuente moderna, limpia y fácil de leer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arial" fo:font-size="10pt" fo:font-weight="normal" style:font-size-asian="8.75pt" style:font-weight-asian="normal" style:font-size-complex="10pt" style:font-weight-complex="normal"/>
    </style:style>
    <style:style style:name="MP2" style:family="paragraph" style:parent-style-name="Footer">
      <style:text-properties style:font-name="arial" fo:font-size="10pt" officeooo:rsid="000ff372" officeooo:paragraph-rsid="000ff372" style:font-size-asian="8.75pt" style:font-size-complex="10pt"/>
    </style:style>
    <style:style style:name="MT1" style:family="text">
      <style:text-properties officeooo:rsid="00115399"/>
    </style:style>
    <style:style style:name="MT2" style:family="text">
      <style:text-properties officeooo:rsid="000ff37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actica <text:span text:style-name="MT1">CV</text:span>. <text:span text:style-name="MT1">Diseño de interfaces web</text:span><text:tab/><text:tab/><text:span text:style-name="MT2">2º DAW</text:span></text:p>
      </style:header>
      <style:footer>
        <text:p text:style-name="MP2">I.E.S Cristóbal de Monroy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9T16:15:02.614538328</meta:creation-date>
    <dc:date>2023-10-15T17:02:00.856000000</dc:date>
    <meta:editing-duration>PT20M31S</meta:editing-duration>
    <meta:editing-cycles>5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8" meta:word-count="63" meta:character-count="365" meta:non-whitespace-character-count="307"/>
  </office:meta>
</office:document-meta>
</file>